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808080" style:cell-protect="none" style:print-content="true" style:diagonal-bl-tr="none" style:diagonal-tl-br="none" fo:border="0.035cm solid #1a1a1a" style:rotation-align="none"/>
      <style:text-properties fo:color="#808080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0000" style:cell-protect="none" style:print-content="true" style:diagonal-bl-tr="none" style:diagonal-tl-br="none" fo:border="0.035cm solid #1a1a1a" style:rotation-align="none"/>
      <style:text-properties fo:color="#ff0000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cell-protect="none" style:print-content="true" style:diagonal-bl-tr="none" style:diagonal-tl-br="none" fo:background-color="transparent" fo:border="none" style:rotation-align="none"/>
      <style:text-properties fo:color="#808080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cell-protect="none" style:print-content="true"/>
      <style:text-properties style:font-name="DejaVu Serif" fo:font-size="11pt" style:font-size-asian="11pt" style:font-size-complex="11pt"/>
    </style:style>
    <style:style style:name="ce5" style:family="table-cell" style:parent-style-name="Default">
      <style:text-properties style:font-name="DejaVu Serif" fo:font-size="11pt" style:font-size-asian="11pt" style:font-size-complex="11pt"/>
    </style:style>
    <style:style style:name="ce6" style:family="table-cell" style:parent-style-name="Default">
      <style:text-properties style:font-name="DejaVu Serif"/>
    </style:style>
    <style:style style:name="ce7" style:family="table-cell" style:parent-style-name="Default" style:data-style-name="N100">
      <style:text-properties style:font-name="DejaVu Serif" fo:font-size="11pt" style:font-size-asian="11pt" style:font-size-complex="11pt"/>
    </style:style>
    <style:style style:name="ce8" style:family="table-cell" style:parent-style-name="Default" style:data-style-name="N1">
      <style:table-cell-properties fo:background-color="#ffffff" style:cell-protect="protected formula-hidden" style:print-content="true" style:diagonal-bl-tr="none" style:diagonal-tl-br="none" fo:border="none" style:rotation-align="none"/>
      <style:text-properties style:font-name="DejaVu Serif" fo:font-size="11pt" style:font-size-asian="11pt" style:font-size-complex="11pt"/>
    </style:style>
    <style:style style:name="ce9" style:family="table-cell" style:parent-style-name="Default">
      <style:table-cell-properties fo:background-color="#ffffff" style:cell-protect="protected formula-hidden" style:print-content="true" style:diagonal-bl-tr="none" style:diagonal-tl-br="none" fo:border="none" style:rotation-align="none"/>
      <style:text-properties style:font-name="DejaVu Serif" fo:font-size="11pt" style:font-size-asian="11pt" style:font-size-complex="11pt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fo:background-color="transparent" fo:border="none" style:rotation-align="none"/>
      <style:text-properties style:font-name="DejaVu Serif" fo:font-size="11pt" style:font-size-asian="11pt" style:font-size-complex="11pt"/>
    </style:style>
    <style:style style:name="ce11" style:family="table-cell" style:parent-style-name="Default">
      <style:text-properties style:font-name="DejaVu Serif" fo:font-size="11pt" style:font-size-asian="11pt" style:font-size-complex="11pt"/>
      <style:map style:condition="is-true-formula(NOT(ISERROR(SEARCH(&quot;c&quot;;[Hoja1.N4]))))" style:apply-style-name="Excel_5f_CondFormat_5f_1_5f_1_5f_1" style:base-cell-address="Hoja1.N4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5"/>
        <table:table-column table:style-name="co1" table:number-columns-repeated="2" table:default-cell-style-name="ce1"/>
        <table:table-column table:style-name="co1" table:number-columns-repeated="13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3" table:default-cell-style-name="ce5"/>
        <table:table-column table:style-name="co4" table:number-columns-repeated="1002" table:default-cell-style-name="Default"/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8" table:formula="of:=[.P1]&amp;[.O1]&amp;[.N1]&amp;[.M1]&amp;[.L1]&amp;[.K1]&amp;[.J1]&amp;[.I1]&amp;[.H1]&amp;[.G1]&amp;[.F1]&amp;[.E1]&amp;[.D1]&amp;[.C1]&amp;[.B1]&amp;[.A1]" office:value-type="string" office:string-value="0000000000000000">
            <text:p>0000000000000000</text:p>
          </table:table-cell>
          <table:table-cell table:number-columns-repeated="2"/>
          <table:table-cell office:value-type="string">
            <text:p>1ra</text:p>
          </table:table-cell>
          <table:table-cell table:formula="of:=CONCATENATE(&quot;0x&quot;;DEC2HEX((MID([.R1];16;1)*(2^0))+(MID([.R1];15;1)*(2^1))+(MID([.R1];14;1)*(2^2))+(MID([.R1];13;1)*(2^3))+(MID([.R1];12;1)*(2^4))+(MID([.R1];11;1)*(2^5))+(MID([.R1];10;1)*(2^6))+(MID([.R1];9;1)*(2^7))+(MID([.R1];8;1)*(2^8))+(MID([.R1];7;1)*(2^9))+(MID([.R1];6;1)*(2^10))+(MID([.R1];5;1)*(2^11))+(MID([.R1];4;1)*(2^12))+(MID([.R1];3;1)*(2^13))+(MID([.R1];2;1)*(2^14))+(MID([.R1];1;1)*(2^15));4))" office:value-type="string" office:string-value="0x0000">
            <text:p>0x0000</text:p>
          </table:table-cell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9" table:formula="of:=[.P2]&amp;[.O2]&amp;[.N2]&amp;[.M2]&amp;[.L2]&amp;[.K2]&amp;[.J2]&amp;[.I2]&amp;[.H2]&amp;[.G2]&amp;[.F2]&amp;[.E2]&amp;[.D2]&amp;[.C2]&amp;[.B2]&amp;[.A2]" office:value-type="string" office:string-value="0000000000000000">
            <text:p>0000000000000000</text:p>
          </table:table-cell>
          <table:table-cell table:number-columns-repeated="2"/>
          <table:table-cell office:value-type="string">
            <text:p>2da</text:p>
          </table:table-cell>
          <table:table-cell table:formula="of:=CONCATENATE(&quot;0x&quot;;DEC2HEX((MID([.R2];16;1)*(2^0))+(MID([.R2];15;1)*(2^1))+(MID([.R2];14;1)*(2^2))+(MID([.R2];13;1)*(2^3))+(MID([.R2];12;1)*(2^4))+(MID([.R2];11;1)*(2^5))+(MID([.R2];10;1)*(2^6))+(MID([.R2];9;1)*(2^7))+(MID([.R2];8;1)*(2^8))+(MID([.R2];7;1)*(2^9))+(MID([.R2];6;1)*(2^10))+(MID([.R2];5;1)*(2^11))+(MID([.R2];4;1)*(2^12))+(MID([.R2];3;1)*(2^13))+(MID([.R2];2;1)*(2^14))+(MID([.R2];1;1)*(2^15));4))" office:value-type="string" office:string-value="0x0000">
            <text:p>0x0000</text:p>
          </table:table-cell>
          <table:table-cell table:number-columns-repeated="100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9" table:formula="of:=[.P3]&amp;[.O3]&amp;[.N3]&amp;[.M3]&amp;[.L3]&amp;[.K3]&amp;[.J3]&amp;[.I3]&amp;[.H3]&amp;[.G3]&amp;[.F3]&amp;[.E3]&amp;[.D3]&amp;[.C3]&amp;[.B3]&amp;[.A3]" office:value-type="string" office:string-value="0000000000000001">
            <text:p>0000000000000001</text:p>
          </table:table-cell>
          <table:table-cell table:style-name="ce11"/>
          <table:table-cell/>
          <table:table-cell office:value-type="string">
            <text:p>3ra</text:p>
          </table:table-cell>
          <table:table-cell table:formula="of:=CONCATENATE(&quot;0x&quot;;DEC2HEX((MID([.R3];16;1)*(2^0))+(MID([.R3];15;1)*(2^1))+(MID([.R3];14;1)*(2^2))+(MID([.R3];13;1)*(2^3))+(MID([.R3];12;1)*(2^4))+(MID([.R3];11;1)*(2^5))+(MID([.R3];10;1)*(2^6))+(MID([.R3];9;1)*(2^7))+(MID([.R3];8;1)*(2^8))+(MID([.R3];7;1)*(2^9))+(MID([.R3];6;1)*(2^10))+(MID([.R3];5;1)*(2^11))+(MID([.R3];4;1)*(2^12))+(MID([.R3];3;1)*(2^13))+(MID([.R3];2;1)*(2^14))+(MID([.R3];1;1)*(2^15));4))" office:value-type="string" office:string-value="0x0001">
            <text:p>0x0001</text:p>
          </table:table-cell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9" table:formula="of:=[.P4]&amp;[.O4]&amp;[.N4]&amp;[.M4]&amp;[.L4]&amp;[.K4]&amp;[.J4]&amp;[.I4]&amp;[.H4]&amp;[.G4]&amp;[.F4]&amp;[.E4]&amp;[.D4]&amp;[.C4]&amp;[.B4]&amp;[.A4]" office:value-type="string" office:string-value="0000000000000010">
            <text:p>0000000000000010</text:p>
          </table:table-cell>
          <table:table-cell table:number-columns-repeated="2"/>
          <table:table-cell office:value-type="string">
            <text:p>4ta</text:p>
          </table:table-cell>
          <table:table-cell table:formula="of:=CONCATENATE(&quot;0x&quot;;DEC2HEX((MID([.R4];16;1)*(2^0))+(MID([.R4];15;1)*(2^1))+(MID([.R4];14;1)*(2^2))+(MID([.R4];13;1)*(2^3))+(MID([.R4];12;1)*(2^4))+(MID([.R4];11;1)*(2^5))+(MID([.R4];10;1)*(2^6))+(MID([.R4];9;1)*(2^7))+(MID([.R4];8;1)*(2^8))+(MID([.R4];7;1)*(2^9))+(MID([.R4];6;1)*(2^10))+(MID([.R4];5;1)*(2^11))+(MID([.R4];4;1)*(2^12))+(MID([.R4];3;1)*(2^13))+(MID([.R4];2;1)*(2^14))+(MID([.R4];1;1)*(2^15));4))" office:value-type="string" office:string-value="0x0002">
            <text:p>0x0002</text:p>
          </table:table-cell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9" table:formula="of:=[.P5]&amp;[.O5]&amp;[.N5]&amp;[.M5]&amp;[.L5]&amp;[.K5]&amp;[.J5]&amp;[.I5]&amp;[.H5]&amp;[.G5]&amp;[.F5]&amp;[.E5]&amp;[.D5]&amp;[.C5]&amp;[.B5]&amp;[.A5]" office:value-type="string" office:string-value="0000000000000010">
            <text:p>0000000000000010</text:p>
          </table:table-cell>
          <table:table-cell table:number-columns-repeated="2"/>
          <table:table-cell office:value-type="string">
            <text:p>5ta</text:p>
          </table:table-cell>
          <table:table-cell table:formula="of:=CONCATENATE(&quot;0x&quot;;DEC2HEX((MID([.R5];16;1)*(2^0))+(MID([.R5];15;1)*(2^1))+(MID([.R5];14;1)*(2^2))+(MID([.R5];13;1)*(2^3))+(MID([.R5];12;1)*(2^4))+(MID([.R5];11;1)*(2^5))+(MID([.R5];10;1)*(2^6))+(MID([.R5];9;1)*(2^7))+(MID([.R5];8;1)*(2^8))+(MID([.R5];7;1)*(2^9))+(MID([.R5];6;1)*(2^10))+(MID([.R5];5;1)*(2^11))+(MID([.R5];4;1)*(2^12))+(MID([.R5];3;1)*(2^13))+(MID([.R5];2;1)*(2^14))+(MID([.R5];1;1)*(2^15));4))" office:value-type="string" office:string-value="0x0002">
            <text:p>0x0002</text:p>
          </table:table-cell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9" table:formula="of:=[.P6]&amp;[.O6]&amp;[.N6]&amp;[.M6]&amp;[.L6]&amp;[.K6]&amp;[.J6]&amp;[.I6]&amp;[.H6]&amp;[.G6]&amp;[.F6]&amp;[.E6]&amp;[.D6]&amp;[.C6]&amp;[.B6]&amp;[.A6]" office:value-type="string" office:string-value="0000000000000000">
            <text:p>0000000000000000</text:p>
          </table:table-cell>
          <table:table-cell table:number-columns-repeated="2"/>
          <table:table-cell office:value-type="string">
            <text:p>6ta</text:p>
          </table:table-cell>
          <table:table-cell table:formula="of:=CONCATENATE(&quot;0x&quot;;DEC2HEX((MID([.R6];16;1)*(2^0))+(MID([.R6];15;1)*(2^1))+(MID([.R6];14;1)*(2^2))+(MID([.R6];13;1)*(2^3))+(MID([.R6];12;1)*(2^4))+(MID([.R6];11;1)*(2^5))+(MID([.R6];10;1)*(2^6))+(MID([.R6];9;1)*(2^7))+(MID([.R6];8;1)*(2^8))+(MID([.R6];7;1)*(2^9))+(MID([.R6];6;1)*(2^10))+(MID([.R6];5;1)*(2^11))+(MID([.R6];4;1)*(2^12))+(MID([.R6];3;1)*(2^13))+(MID([.R6];2;1)*(2^14))+(MID([.R6];1;1)*(2^15));4))" office:value-type="string" office:string-value="0x0000">
            <text:p>0x0000</text:p>
          </table:table-cell>
          <table:table-cell table:number-columns-repeated="1002"/>
        </table:table-row>
        <table:table-row table:style-name="ro1">
          <table:table-cell table:style-name="ce3" table:number-columns-repeated="16"/>
          <table:table-cell/>
          <table:table-cell table:style-name="ce10"/>
          <table:table-cell table:number-columns-repeated="1006"/>
        </table:table-row>
        <table:table-row table:style-name="ro1">
          <table:table-cell table:style-name="ce4" table:number-columns-repeated="2"/>
          <table:table-cell table:style-name="ce4" office:value-type="string">
            <text:p>OFF</text:p>
          </table:table-cell>
          <table:table-cell table:style-name="ce4"/>
          <table:table-cell table:style-name="ce4" office:value-type="string">
            <text:p>ON</text:p>
          </table:table-cell>
          <table:table-cell table:style-name="ce4" table:number-columns-repeated="11"/>
          <table:table-cell table:number-columns-repeated="1008"/>
        </table:table-row>
        <table:table-row table:style-name="ro1">
          <table:table-cell table:style-name="ce4" table:number-columns-repeated="2"/>
          <table:table-cell office:value-type="float" office:value="0">
            <text:p>0</text:p>
          </table:table-cell>
          <table:table-cell table:style-name="ce4"/>
          <table:table-cell table:style-name="ce2" office:value-type="float" office:value="1">
            <text:p>1</text:p>
          </table:table-cell>
          <table:table-cell table:style-name="ce4" table:number-columns-repeated="16"/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1">
          <table:table-cell table:formula="of:=CONCATENATE(&quot;#define nombre_acorde { &quot;; [.V1] ;&quot;, &quot;; [.V2];&quot;, &quot;;[.V3];&quot;, &quot;; [.V4];&quot;, &quot;;[.V5];&quot;, &quot;;[.V6]; &quot; }&quot;)" office:value-type="string" office:string-value="#define nombre_acorde { 0x0000, 0x0000, 0x0001, 0x0002, 0x0002, 0x0000 }">
            <text:p>#define nombre_acorde { 0x0000, 0x0000, 0x0001, 0x0002, 0x0002, 0x0000 }</text:p>
          </table:table-cell>
          <table:table-cell/>
          <table:table-cell table:style-name="ce7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>
            <text:p>No se usa BIN2HEX porque soporta como máximo 10 bits</text:p>
          </table:table-cell>
          <table:table-cell/>
          <table:table-cell table:style-name="ce5" table:number-columns-repeated="2"/>
          <table:table-cell table:number-columns-repeated="1020"/>
        </table:table-row>
        <table:table-row table:style-name="ro2">
          <table:table-cell office:value-type="string">
            <text:p>http://openoffice.org/bugzilla/show_bug.cgi?id=57310</text:p>
          </table:table-cell>
          <table:table-cell/>
          <table:table-cell table:style-name="ce5" table:number-columns-repeated="2"/>
          <table:table-cell table:number-columns-repeated="1020"/>
        </table:table-row>
        <table:table-row table:style-name="ro3">
          <table:table-cell table:style-name="Default" table:number-columns-repeated="22"/>
          <table:table-cell table:number-columns-repeated="1002"/>
        </table:table-row>
        <table:table-row table:style-name="ro2">
          <table:table-cell office:value-type="string">
            <text:p>Basado en <text:a xlink:href="http://www.instructables.com/id/810-LED-Matrix-with-4017/step5/It-is-time-to-program/">http://www.instructables.com/id/810-LED-Matrix-with-4017/step5/It-is-time-to-program/</text:a></text:p>
          </table:table-cell>
          <table:table-cell table:style-name="ce6" table:number-columns-repeated="1023"/>
        </table:table-row>
        <table:table-row table:style-name="ro2">
          <table:table-cell office:value-type="string">
            <text:p>Hecho por José Luis Di Biase basado en Vadim S.</text:p>
          </table:table-cell>
          <table:table-cell table:style-name="Default" table:number-columns-repeated="21"/>
          <table:table-cell table:number-columns-repeated="1002"/>
        </table:table-row>
      </table:table>
      <table:table table:name="Hoja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₪ </number:text>
      <number:number number:decimal-places="0" number:min-integer-digits="1" number:grouping="true"/>
    </number:number-style>
    <number:number-style style:name="N122">
      <number:text>₪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₪ </number:text>
      <number:number number:decimal-places="0" number:min-integer-digits="1" number:grouping="true"/>
    </number:number-style>
    <number:number-style style:name="N123">
      <style:text-properties fo:color="#ff0000"/>
      <number:text>₪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₪ </number:text>
      <number:number number:decimal-places="2" number:min-integer-digits="1" number:grouping="true"/>
    </number:number-style>
    <number:number-style style:name="N124">
      <number:text>₪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₪ </number:text>
      <number:number number:decimal-places="2" number:min-integer-digits="1" number:grouping="true"/>
    </number:number-style>
    <number:number-style style:name="N125">
      <style:text-properties fo:color="#ff0000"/>
      <number:text>₪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₪ </number:text>
      <number:number number:decimal-places="0" number:min-integer-digits="1" number:grouping="true"/>
      <number:text> </number:text>
    </number:number-style>
    <number:number-style style:name="N126P1" style:volatile="true">
      <number:text> ₪ -</number:text>
      <number:number number:decimal-places="0" number:min-integer-digits="1" number:grouping="true"/>
      <number:text> </number:text>
    </number:number-style>
    <number:number-style style:name="N126P2" style:volatile="true">
      <number:text> ₪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₪ </number:text>
      <number:number number:decimal-places="2" number:min-integer-digits="1" number:grouping="true"/>
      <number:text> </number:text>
    </number:number-style>
    <number:number-style style:name="N128P1" style:volatile="true">
      <number:text> ₪ -</number:text>
      <number:number number:decimal-places="2" number:min-integer-digits="1" number:grouping="true"/>
      <number:text> </number:text>
    </number:number-style>
    <number:number-style style:name="N128P2" style:volatile="true">
      <number:text> ₪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11/07/2011</text:date>, <text:time>18:22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x </meta:initial-creator>
    <meta:creation-date>2011-07-11T16:48:12</meta:creation-date>
    <dc:date>2011-07-11T18:22:38</dc:date>
    <dc:creator>josx </dc:creator>
    <meta:editing-duration>PT01H34M26S</meta:editing-duration>
    <meta:editing-cycles>3</meta:editing-cycles>
    <meta:generator>OpenOffice.org/3.2$Linux OpenOffice.org_project/320m12$Build-9483</meta:generator>
    <meta:document-statistic meta:table-count="3" meta:cell-count="123" meta:object-count="0"/>
  </office:meta>
</office:document-meta>
</file>